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co32" style:family="table-column">
      <style:table-column-properties fo:break-before="auto" style:column-width="0.2138in"/>
    </style:style>
    <style:style style:name="co3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799in" fo:break-before="auto" style:use-optimal-row-height="true"/>
    </style:style>
    <style:style style:name="ro10" style:family="table-row">
      <style:table-row-properties style:row-height="1.7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46" style:family="table-cell" style:parent-style-name="Default">
      <style:table-cell-properties fo:background-color="#5eb91e"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use-window-font-color="true"/>
    </style:style>
    <style:style style:name="ce49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5eb91e"/>
      <style:text-properties style:font-name="Courier New" fo:font-size="10pt" style:font-size-asian="10pt" style:font-size-complex="10pt"/>
    </style:style>
    <style:style style:name="ce51" style:family="table-cell" style:parent-style-name="Default">
      <style:table-cell-properties fo:background-color="#ffff00"/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fo:background-color="#ffff00"/>
      <style:text-properties style:use-window-font-color="true" style:font-name="Courier New" fo:font-size="10pt" style:font-size-asian="10pt" style:font-size-complex="10pt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color="#ff0000"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ddddd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3:'Active-Standby Selection (old)'.S43 'Active-Standby Selection (old)'.A1:'Active-Standby Selection (old)'.AK45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/>
          <table:table-cell table:number-columns-repeated="12"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ib_decision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number-columns-repeated="2" table:style-name="ce3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0" calcext:value-type="float">
            <text:p>0</text:p>
          </table:table-cell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0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0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b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/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table:style-name="ce3" table:number-columns-repeated="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1"/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2"/>
        </table:table-row>
        <table:table-row table:style-name="ro1">
          <table:table-cell table:number-columns-repeated="2"/>
          <table:table-cell table:style-name="ce3" table:number-columns-repeated="28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5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5"/>
          <table:table-cell office:value-type="string" calcext:value-type="string">
            <text:p>-- &gt;Exit to ib_decision_fak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13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6" office:value-type="string" calcext:value-type="string">
            <text:p>-- &gt;Exit</text:p>
          </table:table-cell>
          <table:table-cell table:style-name="ce49" table:number-columns-repeated="2"/>
          <table:table-cell table:style-name="ce50" office:value-type="string" calcext:value-type="string">
            <text:p><text:span text:style-name="T1">||  |  |*fail</text:span>||</text:p>
          </table:table-cell>
          <table:table-cell table:style-name="ce50" office:value-type="string" calcext:value-type="string">
            <text:p><text:span text:style-name="T1">||  |  |fail</text:span>||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46" office:value-type="string" calcext:value-type="string">
            <text:p>-- &gt;Exit</text:p>
          </table:table-cell>
          <table:table-cell table:style-name="ce49" table:number-columns-repeated="2"/>
          <table:table-cell table:style-name="ce50" office:value-type="string" calcext:value-type="string">
            <text:p><text:span text:style-name="T1">||  |  |*fail</text:span>||</text:p>
          </table:table-cell>
          <table:table-cell table:style-name="ce50" office:value-type="string" calcext:value-type="string">
            <text:p><text:span text:style-name="T1">||  |  |accy</text:span>||</text:p>
          </table:table-cell>
          <table:table-cell/>
          <table:table-cell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46" office:value-type="string" calcext:value-type="string">
            <text:p>-- &gt;Exit</text:p>
          </table:table-cell>
          <table:table-cell table:style-name="ce49" table:number-columns-repeated="2"/>
          <table:table-cell table:style-name="ce50" office:value-type="string" calcext:value-type="string">
            <text:p><text:span text:style-name="T1">||  |  |*amp</text:span>||</text:p>
          </table:table-cell>
          <table:table-cell table:style-name="ce50" office:value-type="string" calcext:value-type="string">
            <text:p><text:span text:style-name="T1">||  |  |accy</text:span>||</text:p>
          </table:table-cell>
          <table:table-cell/>
          <table:table-cell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/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1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*fail</text:span>||</text:p>
          </table:table-cell>
          <table:table-cell table:style-name="ce51"/>
          <table:table-cell table:number-columns-repeated="16001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1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*fail</text:span>||</text:p>
          </table:table-cell>
          <table:table-cell table:style-name="ce51"/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diff</text:span>||</text:p>
          </table:table-cell>
          <table:table-cell table:style-name="ce51"/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diff</text:span>||</text:p>
          </table:table-cell>
          <table:table-cell table:style-name="ce51" office:value-type="string" calcext:value-type="string">
            <text:p><text:span text:style-name="T1">||----|  |  </text:span>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3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3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3"/>
          <table:table-cell/>
          <table:table-cell office:value-type="string" calcext:value-type="string">
            <text:p>Stuck ib on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3"/>
          <table:table-cell/>
          <table:table-cell office:value-type="string" calcext:value-type="string">
            <text:p>Stuck ib on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3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44" office:value-type="string" calcext:value-type="string">
            <text:p>T</text:p>
          </table:table-cell>
          <table:table-cell table:style-name="ce47" office:value-type="string" calcext:value-type="string">
            <text:p>-- &gt;Exit</text:p>
          </table:table-cell>
          <table:table-cell table:style-name="ce44" table:number-columns-repeated="2"/>
          <table:table-cell table:style-name="ce51" office:value-type="string" calcext:value-type="string">
            <text:p><text:span text:style-name="T1">||  |  |redl</text:span>||</text:p>
          </table:table-cell>
          <table:table-cell table:style-name="ce53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 table:number-rows-repeated="2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d_los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7"/>
          <table:table-cell table:style-name="ce3" office:value-type="float" office:value="0" calcext:value-type="float">
            <text:p>0</text:p>
          </table:table-cell>
          <table:table-cell table:style-name="ce3" table:number-columns-repeated="19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54" office:value-type="string" calcext:value-type="string">
            <text:p>changes based on above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3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3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11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table:style-name="ce3" table:number-columns-repeated="14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 table:number-columns-repeated="13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0"/>
          <table:table-cell table:style-name="ce3" office:value-type="string" calcext:value-type="string">
            <text:p>T</text:p>
          </table:table-cell>
          <table:table-cell table:style-name="ce3" table:number-columns-repeated="7"/>
          <table:table-cell table:style-name="ce45" office:value-type="string" calcext:value-type="string">
            <text:p>T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8"/>
          <table:table-cell table:style-name="ce45" office:value-type="string" calcext:value-type="string">
            <text:p>F</text:p>
          </table:table-cell>
          <table:table-cell table:style-name="ce48" office:value-type="string" calcext:value-type="string">
            <text:p>-- &gt;Exit</text:p>
          </table:table-cell>
          <table:table-cell table:style-name="ce45" table:number-columns-repeated="2"/>
          <table:table-cell table:style-name="ce52" office:value-type="string" calcext:value-type="string">
            <text:p><text:span text:style-name="T1">||  |  |  </text:span>||</text:p>
          </table:table-cell>
          <table:table-cell table:style-name="ce28"/>
          <table:table-cell/>
          <table:table-cell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bms off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 table:number-columns-repeated="15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 table:number-rows-repeated="38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88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    delete me" table:style-name="ta1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4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10" table:default-cell-style-name="ce5"/>
        <table:table-column table:style-name="co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" table:number-columns-repeated="16345" table:default-cell-style-name="Default"/>
        <table:table-row table:style-name="ro10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il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style-name="ce2"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4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346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3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>
          <table:table-cell table:number-columns-repeated="2"/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7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latch is a latch is a latch iff !latched_fail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 table:number-rows-repeated="3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3"/>
          <table:table-cell/>
          <table:table-cell table:style-name="ce3" table:number-columns-repeated="17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2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e_wrap_fa = (wrap_m_hi &amp;&amp; wrap_n_hi) <text:s/>|| <text:s/>(wrap_m_lo &amp;&amp; wrap_n_lo)</text:p>
          </table:table-cell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8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4"/>
          <table:table-cell table:number-columns-repeated="16345"/>
        </table:table-row>
        <table:table-row table:style-name="ro1">
          <table:table-cell office:value-type="string" calcext:value-type="string">
            <text:p>Fault::</text:p>
          </table:table-cell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5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/>
          <table:table-cell table:style-name="ce12"/>
          <table:table-cell table:number-columns-repeated="16345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 table:number-columns-repeated="16347"/>
        </table:table-row>
        <table:table-row table:style-name="ro1"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1">
          <table:table-cell office:value-type="string" calcext:value-type="string">
            <text:p>bms off</text:p>
          </table:table-cell>
          <table:table-cell table:style-name="ce3" table:number-columns-repeated="9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3"/>
          <table:table-cell table:style-name="ce28"/>
          <table:table-cell table:number-columns-repeated="16346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4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/>
          <table:table-cell table:style-name="ce20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28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39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10"/>
          <table:table-cell table:number-columns-repeated="3"/>
          <table:table-cell table:style-name="ce3" table:number-columns-repeated="16"/>
          <table:table-cell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104847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1T11:56:21.970000000</dc:date>
    <meta:editing-duration>P1DT11H55M51S</meta:editing-duration>
    <meta:editing-cycles>112</meta:editing-cycles>
    <meta:generator>LibreOffice/7.5.1.2$Windows_X86_64 LibreOffice_project/fcbaee479e84c6cd81291587d2ee68cba099e129</meta:generator>
    <meta:document-statistic meta:table-count="6" meta:cell-count="795" meta:object-count="0"/>
  </office:meta>
</office:document-meta>
</file>